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eb17" officeooo:paragraph-rsid="002d13a4"/>
    </style:style>
    <style:style style:name="P2" style:family="paragraph" style:parent-style-name="Standard">
      <style:text-properties officeooo:rsid="00195d24" officeooo:paragraph-rsid="00195d24"/>
    </style:style>
    <style:style style:name="P3" style:family="paragraph" style:parent-style-name="Standard">
      <style:text-properties fo:font-size="11pt" officeooo:rsid="0021eb17" officeooo:paragraph-rsid="0021eb17" style:font-size-asian="11pt" style:font-size-complex="11pt"/>
    </style:style>
    <style:style style:name="P4" style:family="paragraph" style:parent-style-name="Standard">
      <style:text-properties fo:font-size="11pt" officeooo:rsid="0021eb17" officeooo:paragraph-rsid="00250798" style:font-size-asian="11pt" style:font-size-complex="11pt"/>
    </style:style>
    <style:style style:name="P5" style:family="paragraph" style:parent-style-name="Standard">
      <style:text-properties fo:font-size="11pt" officeooo:rsid="0021eb17" officeooo:paragraph-rsid="002d13a4" style:font-size-asian="11pt" style:font-size-complex="11pt"/>
    </style:style>
    <style:style style:name="P6" style:family="paragraph" style:parent-style-name="Standard">
      <style:text-properties fo:font-size="11pt" officeooo:rsid="0021eb17" officeooo:paragraph-rsid="002f764a" style:font-size-asian="11pt" style:font-size-complex="11pt"/>
    </style:style>
    <style:style style:name="P7" style:family="paragraph" style:parent-style-name="Standard">
      <style:text-properties fo:font-size="11pt" officeooo:rsid="0021eb17" officeooo:paragraph-rsid="0032b715" style:font-size-asian="11pt" style:font-size-complex="11pt"/>
    </style:style>
    <style:style style:name="P8" style:family="paragraph" style:parent-style-name="Standard">
      <style:text-properties fo:font-size="11pt" officeooo:rsid="0010e5c4" officeooo:paragraph-rsid="0010e5c4" style:font-size-asian="11pt" style:font-size-complex="11pt"/>
    </style:style>
    <style:style style:name="P9" style:family="paragraph" style:parent-style-name="Standard">
      <style:text-properties fo:font-size="11pt" officeooo:rsid="00250798" officeooo:paragraph-rsid="0030a746" style:font-size-asian="11pt" style:font-size-complex="11pt"/>
    </style:style>
    <style:style style:name="P10" style:family="paragraph" style:parent-style-name="Standard">
      <style:text-properties fo:font-size="11pt" officeooo:rsid="0021eb17" officeooo:paragraph-rsid="0038a0d5" style:font-size-asian="11pt" style:font-size-complex="11pt"/>
    </style:style>
    <style:style style:name="P11" style:family="paragraph" style:parent-style-name="Standard">
      <style:text-properties fo:font-size="11pt" officeooo:rsid="0021eb17" officeooo:paragraph-rsid="003aa4f2" style:font-size-asian="11pt" style:font-size-complex="11pt"/>
    </style:style>
    <style:style style:name="T1" style:family="text">
      <style:text-properties officeooo:rsid="0010e5c4"/>
    </style:style>
    <style:style style:name="T2" style:family="text">
      <style:text-properties officeooo:rsid="0011d291"/>
    </style:style>
    <style:style style:name="T3" style:family="text">
      <style:text-properties officeooo:rsid="0013781a"/>
    </style:style>
    <style:style style:name="T4" style:family="text">
      <style:text-properties officeooo:rsid="00150751"/>
    </style:style>
    <style:style style:name="T5" style:family="text">
      <style:text-properties officeooo:rsid="001c6c88"/>
    </style:style>
    <style:style style:name="T6" style:family="text">
      <style:text-properties officeooo:rsid="00226163"/>
    </style:style>
    <style:style style:name="T7" style:family="text">
      <style:text-properties officeooo:rsid="00234d61"/>
    </style:style>
    <style:style style:name="T8" style:family="text">
      <style:text-properties officeooo:rsid="00250798"/>
    </style:style>
    <style:style style:name="T9" style:family="text">
      <style:text-properties officeooo:rsid="002bb12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0798" style:font-size-asian="11pt" style:font-size-complex="11pt"/>
    </style:style>
    <style:style style:name="T12" style:family="text">
      <style:text-properties fo:font-size="11pt" officeooo:rsid="001b55d9" style:font-size-asian="11pt" style:font-size-complex="11pt"/>
    </style:style>
    <style:style style:name="T13" style:family="text">
      <style:text-properties fo:font-size="11pt" officeooo:rsid="001c6c88" style:font-size-asian="11pt" style:font-size-complex="11pt"/>
    </style:style>
    <style:style style:name="T14" style:family="text">
      <style:text-properties officeooo:rsid="0030a746"/>
    </style:style>
    <style:style style:name="T15" style:family="text">
      <style:text-properties officeooo:rsid="003db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lculateMinimalTypes</text:p>
      <text:p text:style-name="P8"><text:s/>- legge ontologia</text:p>
      <text:p text:style-name="P8"><text:s/>- estrae :<text:line-break/> <text:s text:c="8"/>concetti <text:span text:style-name="T2">(concepts:Concepts)</text:span>, <text:line-break/> <text:s text:c="8"/>proprietà, <text:line-break/> <text:s text:c="8"/>relazione subClass <text:span text:style-name="T3">(subclassRelations: List&lt;String&gt;)</text:span>, <text:line-break/> <text:s text:c="8"/>domain-range</text:p>
      <text:p text:style-name="P8"><text:s text:c="9"/><text:span text:style-name="T3">type graph (graph: TypeGraph)</text:span></text:p>
      <text:p text:style-name="P8"><text:s/>- Pool di 10 thread, pesca file del tipo *_types.nt, finchè non finiscono ed esegue. <text:line-break/> <text:s text:c="2"/><text:span text:style-name="T3">Per ogni esecuzione: </text:span><text:line-break/> <text:s text:c="4"/>- <text:span text:style-name="T2">genera una struttura (conceptCounts: HashMap&lt;String, Integer&gt;) a partire da concepts, perciò avrà<text:line-break/> <text:s text:c="6"/>TUTTI E SOLI I suoi concetti.</text:span></text:p>
      <text:p text:style-name="P8"><text:s text:c="5"/>- genera una struttura <text:span text:style-name="T4">(externalConcepts: List&lt;String&gt;)<text:line-break/> <text:s text:c="4"/>- genera una strututra (minimalTypes: HashMap&lt;String, HashSet&lt;String&gt;&gt;)</text:span></text:p>
      <text:p text:style-name="P8"><text:s text:c="5"/>- <text:span text:style-name="T4">per ogni riga del file, aggiorna il contatore di conceptCounts altrimenti aggiorna externalConcepts<text:line-break/> <text:s text:c="6"/>quindi aggiorna l’elenco associato all’entità corrente in minimalTypes eventualmente rimuovendo tipi<text:line-break/> <text:s text:c="6"/>non più minimi.<text:line-break/> <text:s text:c="4"/>- in fine scrive le occorrenze dei concetti di conceptCount in *_countConcepts.txt, externalConcepts in<text:line-break/> <text:s text:c="7"/>*_unHierConcept.txt e minimalTypes in *_minType.txt</text:span></text:p>
      <text:p text:style-name="P8"/>
      <text:p text:style-name="P8"/>
      <text:p text:style-name="P8"/>
      <text:p text:style-name="P2"><text:span text:style-name="T10">A</text:span><text:span text:style-name="T12">g</text:span><text:span text:style-name="T10">gregateConceptCounts<text:line-break/> - </text:span><text:span text:style-name="T13">crea un counts:ConceptCount il quale contiene una struttura che mappa concetti con occorrenze <text:line-break/> <text:s text:c="2"/>(conceptCounts: HashMap&lt;String, Long&gt;)<text:line-break/> - in modo sequenziale, per ogni file *_countConcepts.txt aggiorna conceptCounts: ogni volta che legge un<text:line-break/> <text:s text:c="3"/>concetto e il suo count, aggiunge tale valore a quello già presente per quel concetto in ConceptCounts<text:line-break/> - scrive ConceptCount nel file patterns/count-concepts.txt</text:span><text:span text:style-name="T5"><text:line-break/><text:line-break/></text:span></text:p>
      <text:p text:style-name="P2"/>
      <text:p text:style-name="P2"/>
      <text:p text:style-name="P3">ProcessDatatypeRelations<text:line-break/>- <text:span text:style-name="T9">Crea un oggetto counts:OverallDatatypeRelationsCounting che contiene 3 oggetti di tipo<text:line-break/> <text:s text:c="3"/>Vector&lt;NTripleAnalysis&gt;: <text:s/>datatypesCount, propertiesCount, akpCounts</text:span><text:line-break/>- <text:span text:style-name="T1">Pool di 10 thread, pesca file del tipo *_</text:span>dt_properties<text:span text:style-name="T1">.nt, finchè non finiscono ed esegue. Per ogni<text:line-break/> <text:s/>esecuzione:</text:span></text:p>
      <text:p text:style-name="P4"><text:s text:c="4"/>- <text:span text:style-name="T6">crea un oggetto analysis:DatatypeCount che contiene una mappa ( counts:HashMap&lt;String, Long&gt;)<text:line-break/> <text:s text:c="3"/>- crea un oggetto propertyCount:PropertyCount che contiene una mappa (counts:HashMap&lt;String, Long&gt;)</text:span></text:p>
      <text:p text:style-name="P3"><text:s text:c="4"/>- <text:span text:style-name="T7">crea un oggetto akpCount:AKPDatatypeCount che riceve il file con I tipi minimi che nel suo nome ha lo<text:line-break/> <text:s text:c="5"/>stesso prefisso del file corrente. Quindi mette I tipi minimi in una mappa<text:line-break/> <text:s text:c="6"/>(types:HashMap&lt;String, List&lt;String&gt;&gt;).AkpCount ha anche una mappa akps:HashMap&lt;String, Long&gt;</text:span></text:p>
      <text:p text:style-name="P5"><text:s text:c="4"/>- <text:span text:style-name="T8">per ogni riga del file:<text:line-break/> <text:s text:c="9"/>la si converte in un oggetto Ntriple e viene analizzata:<text:line-break/> <text:s text:c="12"/>. da analysis, per contare le occorrenze dei datatype aggiornando analysis.counts<text:line-break/> <text:s text:c="12"/>. da propertyCount, per contare le occorrenze dei predicati aggiornando propertyCount.counts<text:line-break/> <text:s text:c="12"/>. da akpCount, il quale cicla per ogni tipo minimo del subject cercandoli in akpCount.types (se no ha<text:line-break/> <text:s text:c="14"/>tipo minimo usa Thing), costruisce l’akp e lo tiene in akpCount.akps:HashMap&lt;String, Long&gt;<text:line-break/> <text:s text:c="14"/>aggiornandone il contatore.<text:line-break/> <text:s text:c="3"/>- aggiungo analysis a datatypesCount, aggiungo propertyCount a propertiesCount e agigungo akpCount <text:line-break/> <text:s text:c="6"/>a akpCounts<text:line-break/>- finito di analizzare ogni file <text:line-break/> <text:s text:c="3"/>- aggrega gli HashMap degli elementi di datatypesCount e scrive in patterns/count-datatype.txt<text:line-break/> <text:s text:c="3"/>- aggrega gli HashMap degli elementi di propertiesCount <text:s/>e scrive in patterns/count-datatype-properties.txt</text:span></text:p>
      <text:p text:style-name="P1"><text:span text:style-name="T11"><text:s text:c="4"/>- aggrega gli HashMap degli elementi di akpCounts e scrive in patterns/datatype-akp.txt<text:line-break/> <text:s text:c="2"/></text:span><text:span text:style-name="T8"><text:line-break/> <text:s text:c="9"/></text:span></text:p>
      <text:p text:style-name="P9"><text:soft-page-break/></text:p>
      <text:p text:style-name="P9"/>
      <text:p text:style-name="P7">Process<text:span text:style-name="T14">Object</text:span>Relations<text:line-break/>- <text:span text:style-name="T9">Crea un oggetto counts:OverallObjectRelationsCounting che contiene 2 oggetti di tipo<text:line-break/> <text:s text:c="2"/>Vector&lt;NTripleAnalysis&gt;: <text:s/>propertiesCount, akpCounts. Contiene anche un oggetto<text:line-break/> <text:s text:c="3"/>minimalTypesOracle:AllMinimalTypes. MinimalTypesOracle ha una struttura <text:line-break/> <text:s text:c="3"/>types:HashMap&lt;String, PartitionedMinimalTypes&gt; che <text:s/>contiene le info di TUTTI I file _minTypes.txt: la<text:line-break/> <text:s text:c="3"/>chiave è il prefisso * mentre il valore è un oggetto che ha una mappa&lt;entità, tipi minimi&gt;. MinimalTypes<text:line-break/> <text:s text:c="3"/>ha anche others:&lt;entità, tipi minimi&gt;.<text:line-break/> <text:s text:c="3"/></text:span><text:line-break/>- <text:span text:style-name="T1">Pool di 10 thread, pesca file del tipo *_obj</text:span>_properties<text:span text:style-name="T1">.nt, finchè non finiscono ed esegue. Per ogni<text:line-break/> <text:s/>esecuzione:<text:line-break/> <text:s text:c="3"/>- crea un oggetto propertyCount:PropertyCount che contiene una mappa (counts:HashMap&lt;String, Long&gt;)</text:span></text:p>
      <text:p text:style-name="P10"><text:s text:c="4"/>- <text:span text:style-name="T7">crea un oggetto akpCount:AKPObjectCount che riceve MinimalTypesOracle .AkpObjectCount ha anche<text:line-break/> <text:s text:c="6"/>una mappa akps:HashMap&lt;String, Long&gt;</text:span></text:p>
      <text:p text:style-name="P11"><text:s text:c="4"/>- <text:span text:style-name="T8">per ogni riga del file:<text:line-break/> <text:s text:c="9"/>la si converte in un oggetto Ntriple e viene analizzata:<text:line-break/> <text:s text:c="12"/>. da propertyCount, per contare le occorrenze dei predicati aggiornando propertyCount.counts<text:line-break/> <text:s text:c="12"/>. da akpCount, il quale cicla per ogni tipo minimo del subject cercandoli in akpCount.types (se no ha<text:line-break/> <text:s text:c="14"/>tipo minimo usa Thing), cicla poi internamente sui tipi minimali dell’object <text:s/>e costruisce gli akp <text:line-break/> <text:s text:c="14"/>(come prodotto cartesiano), aggiorna quindi I contatori di <text:s/>akpCount.akps:HashMap&lt;String, Long&gt;<text:line-break/> <text:s text:c="14"/>e infine scrive su object-akp_grezzo.txt <text:s/>la riga &lt;tripla&gt;[AKPs] <text:s text:c="7"/><text:line-break/> <text:s text:c="4"/>- aggiungo propertyCount a propertiesCount e aggiungo akpCount a akpCounts<text:line-break/>- finito di analizzare ogni file:<text:line-break/> <text:s text:c="3"/>- aggrega gli HashMap degli elementi di propertiesCount <text:s/>e scrive in patterns/count-object-properties.txt</text:span></text:p>
      <text:p text:style-name="P9"><text:s text:c="4"/>- aggrega gli HashMap degli elementi di akpCounts e scrive in patterns/<text:span text:style-name="T15">object+</text:span>-akp.txt<text:line-break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40:04.167778767</meta:creation-date>
    <dc:date>2017-03-14T02:05:25.941818561</dc:date>
    <meta:editing-duration>PT3H27M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617" meta:character-count="5143" meta:non-whitespace-character-count="4105"/>
  </office:meta>
</office:document-meta>
</file>